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ont:</text:p>
      <text:p text:style-name="P1"/>
      <text:p text:style-name="P1">Montserrat regular/bold</text:p>
      <text:p text:style-name="P1">https://fonts.google.com/specimen/Montserrat</text:p>
      <text:p text:style-name="P1"/>
      <text:p text:style-name="P1"/>
      <text:p text:style-name="P1"/>
      <text:p text:style-name="P1">Cores</text:p>
      <text:p text:style-name="P1"/>
      <text:p text:style-name="P1">Frase banner</text:p>
      <text:p text:style-name="P1">#d57a46</text:p>
      <text:p text:style-name="P1"/>
      <text:p text:style-name="P1">BG</text:p>
      <text:p text:style-name="P2">#3a2a2a</text:p>
      <text:p text:style-name="P1"/>
      <text:p text:style-name="P1">Títulos grandes</text:p>
      <text:p text:style-name="P1">#3a2a2a</text:p>
      <text:p text:style-name="P1"/>
      <text:p text:style-name="P1">títulos pequenos </text:p>
      <text:p text:style-name="P1">#d57a46</text:p>
      <text:p text:style-name="P1"/>
      <text:p text:style-name="P1">textos</text:p>
      <text:p text:style-name="P1">#929292</text:p>
      <text:p text:style-name="P1"/>
      <text:p text:style-name="P1"/>
      <text:p text:style-name="P1">BG App support</text:p>
      <text:p text:style-name="P1">#ffede2</text:p>
      <text:p text:style-name="P1"/>
      <text:p text:style-name="P1">Frase vídeo</text:p>
      <text:p text:style-name="P1">#ffffff</text:p>
      <text:p text:style-name="P1">#ffa57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6</meta:generator>
  </office:meta>
</office:document-meta>
</file>